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rotected="true">
        <text:section-source xlink:href="../../../PRABHJ~1.SIN/DOWNLO~1/OJT-PR~1.ZIP"/>
        <text:p text:style-name="Text_20_body"/>
      </text:section>
      <text:p text:style-name="P2">OJT Task</text:p>
      <text:p text:style-name="Standard"/>
      <text:p text:style-name="P2">OJT Project</text:p>
      <text:p text:style-name="P2"/>
      <text:p text:style-name="Standard">OJT project folder contains the task which was assigned to me. I have basically created tabs which will get active once you fill all the details in the first form.</text:p>
      <text:p text:style-name="Standard"/>
      <text:p text:style-name="Standard">First form contains Two input one is name and one is email. All the fields are validated and requires input. Name field length should be greater than 0 and should be characters b/w A-Z or a-z.</text:p>
      <text:p text:style-name="Standard"/>
      <text:p text:style-name="Standard">Email filed should contain proper email eg - abc@newgen.co.in.</text:p>
      <text:p text:style-name="Standard">After successful input next section button will be activated, click on it to proceed for next inputs. It will ask for your category and name of the book you want to suggest. After valid insertion next button will again get activated and will ask for the final submit as soon as you click on submit button your data will be stored in the table and you will again be routed to initial profile page for more suggestions.</text:p>
      <text:p text:style-name="Standard"/>
      <text:p text:style-name="P1">Technology Used : </text:p>
      <text:p text:style-name="Standard"/>
      <text:p text:style-name="Standard">Bootstrap ,CSS, HTML, Angular Js.</text:p>
      <text:p text:style-name="Standard"/>
      <text:p text:style-name="Standard"/>
      <text:p text:style-name="Standard"/>
      <text:p text:style-name="P2">Library.zip</text:p>
      <text:p text:style-name="Standard"/>
      <text:p text:style-name="Standard">This folder contains my final project which i have created from all the pieces created till now in training and OJT.</text:p>
      <text:p text:style-name="Standard">Import this project on eclipse(preferable enterprise edition) and start the tomcat the server.Launch this application browser</text:p>
      <text:p text:style-name="Standard"/>
      <text:p text:style-name="Standard">Login screen will appear -<text:span text:style-name="T1"> Username - <text:s text:c="2"/>Prabhjot</text:span></text:p>
      <text:p text:style-name="P1"><text:tab/><text:tab/><text:tab/> <text:s text:c="8"/>Password – <text:s/>Prabhjot</text:p>
      <text:p text:style-name="Standard"/>
      <text:p text:style-name="Standard"/>
      <text:p text:style-name="Standard">Now you will be routed to main application I have included the OJT project this application. When you will click on suggestions tab you will see same project which was described above.</text:p>
      <text:p text:style-name="Standard"/>
      <text:p text:style-name="Standard">Technology Used : </text:p>
      <text:p text:style-name="Standard"><text:s/>HTML,CSS,Bootstrap, Servlets, Angular, Jquery</text:p>
      <text:p text:style-name="Standard"/>
      <text:p text:style-name="Standard"/>
      <text:p text:style-name="Standard"/>
      <text:p text:style-name="Standard">I hope i am clear with the instructions and basic information what I have do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7-29T11:10:07.15</meta:creation-date>
    <meta:document-statistic meta:table-count="0" meta:image-count="0" meta:object-count="0" meta:page-count="1" meta:paragraph-count="17" meta:word-count="267" meta:character-count="1563"/>
    <dc:date>2016-07-29T11:27:08.81</dc:date>
    <meta:editing-duration>PT17M2S</meta:editing-duration>
    <meta:editing-cycles>1</meta:editing-cycles>
    <meta:generator>OpenOffice/4.1.0$Win32 OpenOffice.org_project/410m18$Build-9764</meta:generator>
  </office:meta>
</office:document-meta>
</file>